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Heading_20_2" style:list-style-name="L2">
      <style:paragraph-properties fo:text-align="start" style:justify-single-word="false"/>
      <style:text-properties fo:font-size="18pt" fo:font-weight="normal" officeooo:rsid="0285258a" officeooo:paragraph-rsid="02af3e22" style:font-size-asian="18pt" style:font-weight-asian="normal" style:font-size-complex="18pt" style:font-weight-complex="normal"/>
    </style:style>
    <style:style style:name="P9" style:family="paragraph" style:parent-style-name="Heading_20_2" style:list-style-name="L1">
      <style:paragraph-properties fo:text-align="start" style:justify-single-word="false"/>
      <style:text-properties fo:font-size="18pt" fo:font-weight="normal" officeooo:rsid="0285258a" officeooo:paragraph-rsid="02af3e22" style:font-size-asian="18pt" style:font-weight-asian="normal" style:font-size-complex="18pt" style:font-weight-complex="normal"/>
    </style:style>
    <style:style style:name="T1" style:family="text">
      <style:text-properties officeooo:rsid="02f6eec3"/>
    </style:style>
    <style:style style:name="T2" style:family="text">
      <style:text-properties officeooo:rsid="02f86569"/>
    </style:style>
    <style:style style:name="T3" style:family="text">
      <style:text-properties officeooo:rsid="02fc0104"/>
    </style:style>
    <style:style style:name="T4" style:family="text">
      <style:text-properties officeooo:rsid="02fc0d54"/>
    </style:style>
    <style:style style:name="T5" style:family="text">
      <style:text-properties officeooo:rsid="02fe6d55"/>
    </style:style>
    <style:style style:name="T6" style:family="text">
      <style:text-properties officeooo:rsid="03039616"/>
    </style:style>
    <style:style style:name="T7" style:family="text">
      <style:text-properties officeooo:rsid="03062f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7">9 Docker</text:span></text:p>
      <text:p text:style-name="P2"/>
      <text:list xml:id="list9164786995273598631" text:style-name="L1">
        <text:list-header>
          <text:p text:style-name="P9">Assignment</text:p>
        </text:list-header>
        <text:list-item text:style-override="L3">
          <text:p text:style-name="P5">Push custom images for wordpress and database to ECR</text:p>
        </text:list-item>
        <text:list-item text:style-override="L3">
          <text:p text:style-name="P5">Create task definition for both services</text:p>
          <text:list text:style-name="L3">
            <text:list-item>
              <text:p text:style-name="P7">Restrict service resource utilization </text:p>
              <text:list>
                <text:list-item>
                  <text:p text:style-name="P7">Wordpress : CPU=0.25 Mem=256M </text:p>
                </text:list-item>
                <text:list-item>
                  <text:p text:style-name="P7">Database : CPU=0.50 Mem=512M </text:p>
                </text:list-item>
              </text:list>
            </text:list-item>
            <text:list-item>
              <text:p text:style-name="P7">Setup environment variables for database service </text:p>
              <text:list>
                <text:list-item>
                  <text:p text:style-name="P7">MYSQL_ROOT_PASSWORD: wordpress </text:p>
                </text:list-item>
                <text:list-item>
                  <text:p text:style-name="P7">MYSQL_DATABASE: wordpress </text:p>
                </text:list-item>
                <text:list-item>
                  <text:p text:style-name="P7">MYSQL_USER: wordpress </text:p>
                </text:list-item>
                <text:list-item>
                  <text:p text:style-name="P7">MYSQL_PASSWORD: wordpress </text:p>
                </text:list-item>
              </text:list>
            </text:list-item>
            <text:list-item>
              <text:p text:style-name="P7">Setup environment variables for wordpress service </text:p>
              <text:list>
                <text:list-item>
                  <text:p text:style-name="P7">WORDPRESS_DB_HOST: db:3306 </text:p>
                </text:list-item>
                <text:list-item>
                  <text:p text:style-name="P7">WORDPRESS_DB_USER: wordpress </text:p>
                </text:list-item>
                <text:list-item>
                  <text:p text:style-name="P7">WORDPRESS_DB_PASSWORD: wordpress </text:p>
                </text:list-item>
              </text:list>
            </text:list-item>
          </text:list>
        </text:list-item>
        <text:list-item text:style-override="L3">
          <text:p text:style-name="P5">Deploy wordpress service on AWS ECS</text:p>
          <text:list text:style-name="L3">
            <text:list-item>
              <text:p text:style-name="P7">Deploy a wordpress service (service_name: wordpress) </text:p>
            </text:list-item>
            <text:list-item>
              <text:p text:style-name="P7">Deploy database service to serve wordpress (service_name: db) </text:p>
            </text:list-item>
            <text:list-item>
              <text:p text:style-name="P7">Define deploy scale policies for wordpress service - replicas: 3 </text:p>
            </text:list-item>
          </text:list>
        </text:list-item>
        <text:list-item text:style-override="L3">
          <text:p text:style-name="P5">Register wordpress service under ALB and access it.</text:p>
        </text:list-item>
        <text:list-item text:style-override="L3">
          <text:p text:style-name="P5">Once done with AWS console, try the same via AWS cli by deploying task def and service using json.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7T15:04:08.313000185</dc:date>
    <meta:editing-duration>P1DT13H45M6S</meta:editing-duration>
    <meta:editing-cycles>359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36" meta:character-count="890" meta:non-whitespace-character-count="783"/>
  </office:meta>
</office:document-meta>
</file>